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cro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>
    <office:event-listeners>
      <script:event-listener script:language="ooo:script" script:event-name="office:save-done" xlink:href="vnd.sun.star.script:Standard.Macros.OnSave?language=Basic&amp;location=document" xlink:type="simple"/>
    </office:event-listeners>
  </office:scripts>
  <office:font-face-decls>
    <style:font-face style:name="Consolas" svg:font-family="Consolas"/>
    <style:font-face style:name="Courier New" svg:font-family="'Courier New'"/>
    <style:font-face style:name="Courier New1" svg:font-family="'Courier New'" style:font-family-generic="modern"/>
    <style:font-face style:name="Calibri" svg:font-family="Calibri" style:font-family-generic="swiss"/>
    <style:font-face style:name="Courier New2" svg:font-family="'Courier New'" style:font-family-generic="modern" style:font-pitch="fixed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6764in"/>
    </style:style>
    <style:style style:name="co2" style:family="table-column">
      <style:table-column-properties fo:break-before="auto" style:column-width="5.7181in"/>
    </style:style>
    <style:style style:name="co3" style:family="table-column">
      <style:table-column-properties fo:break-before="auto" style:column-width="0.6799in"/>
    </style:style>
    <style:style style:name="co4" style:family="table-column">
      <style:table-column-properties fo:break-before="auto" style:column-width="2.1846in"/>
    </style:style>
    <style:style style:name="co5" style:family="table-column">
      <style:table-column-properties fo:break-before="auto" style:column-width="1.0201in"/>
    </style:style>
    <style:style style:name="co6" style:family="table-column">
      <style:table-column-properties fo:break-before="auto" style:column-width="1.2008in"/>
    </style:style>
    <style:style style:name="co7" style:family="table-column">
      <style:table-column-properties fo:break-before="auto" style:column-width="1.5618in"/>
    </style:style>
    <style:style style:name="co8" style:family="table-column">
      <style:table-column-properties fo:break-before="auto" style:column-width="0.6791in"/>
    </style:style>
    <style:style style:name="co9" style:family="table-column">
      <style:table-column-properties fo:break-before="auto" style:column-width="2.4638in"/>
    </style:style>
    <style:style style:name="co10" style:family="table-column">
      <style:table-column-properties fo:break-before="auto" style:column-width="0.872in"/>
    </style:style>
    <style:style style:name="co11" style:family="table-column">
      <style:table-column-properties fo:break-before="auto" style:column-width="0.7043in"/>
    </style:style>
    <style:style style:name="co12" style:family="table-column">
      <style:table-column-properties fo:break-before="auto" style:column-width="0.8575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teps">
      <style:table-properties table:display="true" style:writing-mode="lr-tb"/>
    </style:style>
    <style:style style:name="ta2" style:family="table" style:master-page-name="PageStyle_5f_Entries">
      <style:table-properties table:display="true" style:writing-mode="lr-tb"/>
    </style:style>
    <style:style style:name="ta3" style:family="table" style:master-page-name="PageStyle_5f_Statistics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21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Courier New2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normal" style:font-size-asian="11pt" style:font-style-asian="normal" style:font-weight-asian="normal" style:font-name-complex="Courier New1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ourier New1" fo:font-size="11pt" fo:font-style="normal" fo:text-shadow="none" style:text-underline-style="none" fo:font-weight="normal" style:font-size-asian="11pt" style:font-style-asian="normal" style:font-weight-asian="normal" style:font-name-complex="Courier New1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1" fo:font-size="11pt" fo:font-style="normal" fo:text-shadow="none" style:text-underline-style="none" fo:font-weight="normal" style:font-size-asian="11pt" style:font-style-asian="normal" style:font-weight-asian="normal" style:font-name-complex="Courier New1" style:font-size-complex="11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1" fo:font-size="11pt" fo:font-style="normal" fo:text-shadow="none" style:text-underline-style="none" fo:font-weight="normal" style:font-size-asian="11pt" style:font-style-asian="normal" style:font-weight-asian="normal" style:font-name-complex="Courier New1" style:font-size-complex="11pt" style:font-style-complex="normal" style:font-weight-complex="normal"/>
    </style:style>
    <style:style style:name="ce10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normal" style:font-size-asian="11pt" style:font-style-asian="normal" style:font-weight-asian="normal" style:font-name-complex="Courier New1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7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1" fo:font-size="11pt" fo:font-style="normal" fo:text-shadow="none" style:text-underline-style="none" fo:font-weight="normal" style:font-size-asian="11pt" style:font-style-asian="normal" style:font-weight-asian="normal" style:font-name-complex="Courier New1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normal" style:font-size-asian="11pt" style:font-style-asian="normal" style:font-weight-asian="normal" style:font-name-complex="Courier New1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ourier New1" fo:font-size="11pt" fo:font-style="normal" fo:text-shadow="none" style:text-underline-style="none" fo:font-weight="bold" style:font-size-asian="11pt" style:font-style-asian="normal" style:font-weight-asian="bold" style:font-name-complex="Courier New1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bold" style:font-size-asian="11pt" style:font-style-asian="normal" style:font-weight-asian="bold" style:font-name-complex="Courier New1" style:font-size-complex="11pt" style:font-style-complex="normal" style:font-weight-complex="bold"/>
    </style:style>
    <style:style style:name="ce36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all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number-columns-repeated="1022" table:default-cell-style-name="Default"/>
        <table:table-row table:style-name="ro1">
          <table:table-cell table:style-name="ce9" office:value-type="string" calcext:value-type="string">
            <text:p>Step</text:p>
          </table:table-cell>
          <table:table-cell table:style-name="ce9" office:value-type="string" calcext:value-type="string">
            <text:p>Link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</text:p>
          </table:table-cell>
          <table:table-cell table:style-name="ce9" table:number-columns-repeated="1020"/>
        </table:table-row>
        <table:table-row table:style-name="ro1">
          <table:table-cell office:value-type="string" calcext:value-type="string">
            <text:p>Create new entry in "Demos\SillyPack\SillyPacks.xlsx"</text:p>
          </table:table-cell>
          <table:table-cell office:value-type="string" calcext:value-type="string">
            <text:p>..\..\SillyPack\SillyPacks.xlsx</text:p>
          </table:table-cell>
          <table:table-cell table:style-name="ce18" office:value-type="string" calcext:value-type="string">
            <text:p>DONE</text:p>
          </table:table-cell>
          <table:table-cell office:value-type="string" calcext:value-type="string">
            <text:p>SV2k23 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name "SillyPack????.nfo" and clean its content</text:p>
          </table:table-cell>
          <table:table-cell office:value-type="string" calcext:value-type="string">
            <text:p>.</text:p>
          </table:table-cell>
          <table:table-cell table:style-name="ce1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place files in "images" folder by "SillyPacks/images" templates</text:p>
          </table:table-cell>
          <table:table-cell/>
          <table:table-cell table:style-name="ce1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pdate URLs for "Downloads" section below </text:p>
          </table:table-cell>
          <table:table-cell/>
          <table:table-cell table:style-name="ce1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download URLs in menu\README.txt</text:p>
          </table:table-cell>
          <table:table-cell office:value-type="string" calcext:value-type="string">
            <text:p>..\menu\README.txt</text:p>
          </table:table-cell>
          <table:table-cell table:style-name="ce1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dapt release name in "launch" folder configurations</text:p>
          </table:table-cell>
          <table:table-cell/>
          <table:table-cell table:style-name="ce1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move old fixes folders</text:p>
          </table:table-cell>
          <table:table-cell/>
          <table:table-cell table:style-name="ce1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move old fixes lines in "Make-Fixes.bat"</text:p>
          </table:table-cell>
          <table:table-cell office:value-type="string" calcext:value-type="string">
            <text:p>./Make-Fixes.bat</text:p>
          </table:table-cell>
          <table:table-cell table:style-name="ce1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name site/SillyPack??? folder</text:p>
          </table:table-cell>
          <table:table-cell/>
          <table:table-cell table:style-name="ce1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name files in the site/SillyPack??? folder</text:p>
          </table:table-cell>
          <table:table-cell/>
          <table:table-cell table:style-name="ce1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name the release name in site/SillyPack????.bat</text:p>
          </table:table-cell>
          <table:table-cell/>
          <table:table-cell table:style-name="ce18" office:value-type="string" calcext:value-type="string">
            <text:p>DON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9" office:value-type="string" calcext:value-type="string">
            <text:p>Download</text:p>
          </table:table-cell>
          <table:table-cell table:style-name="ce9" office:value-type="string" calcext:value-type="string">
            <text:p>URL</text:p>
          </table:table-cell>
          <table:table-cell table:style-name="ce9" office:value-type="string" calcext:value-type="string">
            <text:p>Stat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LLYVENTU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IGWA</text:p>
          </table:table-cell>
          <table:table-cell table:style-name="Default" office:value-type="string" calcext:value-type="string">
            <text:p>http://ftp.pigwa.net/stuff/parties/prods/Silly_Venture,2023.08.17-20,Gdansk,Poland/</text:p>
          </table:table-cell>
          <table:table-cell table:style-name="ce1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ENE</text:p>
          </table:table-cell>
          <table:table-cell table:style-name="Default" office:value-type="string" calcext:value-type="string">
            <text:p><text:span text:style-name="T1"><text:a xlink:href="https://files.scene.org/browse/parties/2023/sillyventure23/" xlink:type="simple">https://files.scene.org/browse/parties/2023/sillyventure23/</text:a></text:span></text:p>
          </table:table-cell>
          <table:table-cell table:style-name="ce18" office:value-type="string" calcext:value-type="string">
            <text:p>DONE</text:p>
          </table:table-cell>
          <table:table-cell table:number-columns-repeated="1021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nd CMC music for menu and save as /menu/SillyMenu-CMC-Module.cmc</text:p>
          </table:table-cell>
          <table:table-cell/>
          <table:table-cell table:style-name="ce1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SillyPacks.xslx</text:p>
          </table:table-cell>
          <table:table-cell/>
          <table:table-cell table:style-name="ce1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and "bass" mode in /menu/SillyMenu-CMC-Module.txt</text:p>
          </table:table-cell>
          <table:table-cell office:value-type="string" calcext:value-type="string">
            <text:p>..\menu\SillyMenu-CMC-Module.asm</text:p>
          </table:table-cell>
          <table:table-cell table:style-name="ce1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/menu/README.txt</text:p>
          </table:table-cell>
          <table:table-cell office:value-type="string" calcext:value-type="string">
            <text:p>..\menu\README.txt</text:p>
          </table:table-cell>
          <table:table-cell table:style-name="ce1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/menu/SillyMenu-Texts.asm</text:p>
          </table:table-cell>
          <table:table-cell office:value-type="string" calcext:value-type="string">
            <text:p>SillyMenu-Texts.asm</text:p>
          </table:table-cell>
          <table:table-cell table:style-name="ce1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nd MPT music for Noter and save as /menu/Noter-Music.mpt</text:p>
          </table:table-cell>
          <table:table-cell/>
          <table:table-cell table:style-name="ce1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MPT music /menu/Noter-Music.txt</text:p>
          </table:table-cell>
          <table:table-cell office:value-type="string" calcext:value-type="string">
            <text:p>..\menu\Noter-Music.txt</text:p>
          </table:table-cell>
          <table:table-cell table:style-name="ce1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MPT music for Noter in README.txt</text:p>
          </table:table-cell>
          <table:table-cell office:value-type="string" calcext:value-type="string">
            <text:p>..\menu\README.txt</text:p>
          </table:table-cell>
          <table:table-cell table:style-name="ce1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pdate all entries in the "atr" folder</text:p>
          </table:table-cell>
          <table:table-cell office:value-type="string" calcext:value-type="string">
            <text:p>.\atr</text:p>
          </table:table-cell>
          <table:table-cell table:style-name="ce1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menu entries texts and colors</text:p>
          </table:table-cell>
          <table:table-cell/>
          <table:table-cell table:style-name="ce1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all entries on sheet "Entries"</text:p>
          </table:table-cell>
          <table:table-cell office:value-type="string" calcext:value-type="string">
            <text:p>DIR .\atr\files\*.xex /S/B and then cut the prefix and suffix and replace "\" by ":"</text:p>
          </table:table-cell>
          <table:table-cell table:style-name="ce1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ate screen shots</text:p>
          </table:table-cell>
          <table:table-cell/>
          <table:table-cell table:style-name="ce18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view and update .nfo file</text:p>
          </table:table-cell>
          <table:table-cell/>
          <table:table-cell table:style-name="ce18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date in productions.ods</text:p>
          </table:table-cell>
          <table:table-cell office:value-type="string" calcext:value-type="string">
            <text:p><text:a xlink:href="../../../../../../WWW/Sites/www.wudsn.com/productions/productions.ods" xlink:type="simple">C:\jac\system\WWW\Sites\www.wudsn.com\productions\productions.ods</text:a></text:p>
          </table:table-cell>
          <table:table-cell table:style-name="ce18" office:value-type="string" calcext:value-type="string">
            <text:p>TODO</text:p>
          </table:table-cell>
          <table:table-cell table:number-columns-repeated="1021"/>
        </table:table-row>
        <table:table-row table:style-name="ro1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ntries" table:style-name="ta2">
        <office:forms form:automatic-focus="false" form:apply-design-mode="false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1" table:number-columns-repeated="1015" table:default-cell-style-name="ce7"/>
        <table:table-row table:style-name="ro1">
          <table:table-cell table:style-name="ce3" office:value-type="string" calcext:value-type="string">
            <text:p>PATH</text:p>
          </table:table-cell>
          <table:table-cell table:style-name="ce3" office:value-type="string" calcext:value-type="string">
            <text:p>LOAD</text:p>
          </table:table-cell>
          <table:table-cell table:style-name="ce3" office:value-type="string" calcext:value-type="string">
            <text:p>RESET</text:p>
          </table:table-cell>
          <table:table-cell table:style-name="ce3" office:value-type="string" calcext:value-type="string">
            <text:p>EXIT KEYS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Sound</text:p>
          </table:table-cell>
          <table:table-cell table:style-name="ce3" office:value-type="string" calcext:value-type="string">
            <text:p>Type</text:p>
          </table:table-cell>
          <table:table-cell table:style-name="ce17" office:value-type="string" calcext:value-type="string">
            <text:p>TODO</text:p>
          </table:table-cell>
          <table:table-cell table:style-name="ce17" office:value-type="string" calcext:value-type="string">
            <text:p>Memory</text:p>
          </table:table-cell>
          <table:table-cell table:style-name="ce17" office:value-type="string" calcext:value-type="string">
            <text:p>Comment</text:p>
          </table:table-cell>
          <table:table-cell table:style-name="ce17" table:number-columns-repeated="1014"/>
        </table:table-row>
        <table:table-row table:style-name="ro1">
          <table:table-cell table:style-name="ce21" office:value-type="string" calcext:value-type="string">
            <text:p>BONUS:README</text:p>
          </table:table-cell>
          <table:table-cell table:number-columns-repeated="2" table:style-name="ce15" office:value-type="string" calcext:value-type="string">
            <text:p>TODO</text:p>
          </table:table-cell>
          <table:table-cell table:style-name="ce11" office:value-type="string" calcext:value-type="string">
            <text:p>ESC, LEFT</text:p>
          </table:table-cell>
          <table:table-cell table:style-name="ce15" office:value-type="string" calcext:value-type="string">
            <text:p>TODO</text:p>
          </table:table-cell>
          <table:table-cell table:style-name="ce11" office:value-type="string" calcext:value-type="string">
            <text:p>Mono, 2nd POKEY supported</text:p>
          </table:table-cell>
          <table:table-cell table:style-name="ce27" table:formula="of:=MID([.A2];1;FIND(&quot;:&quot;;[.A2];4)-1)" office:value-type="string" office:string-value="BONUS" calcext:value-type="string">
            <text:p>BONUS</text:p>
          </table:table-cell>
          <table:table-cell table:style-name="ce15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BONUS:INVDSR1</text:p>
          </table:table-cell>
          <table:table-cell table:style-name="ce8" office:value-type="string" calcext:value-type="string">
            <text:p>OK (FIXED)</text:p>
          </table:table-cell>
          <table:table-cell table:style-name="ce8" office:value-type="string" calcext:value-type="string">
            <text:p>COLD (OK)</text:p>
          </table:table-cell>
          <table:table-cell table:style-name="ce8" office:value-type="string" calcext:value-type="string">
            <text:p>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Mono</text:p>
          </table:table-cell>
          <table:table-cell table:style-name="ce27" table:formula="of:=MID([.A3];1;FIND(&quot;:&quot;;[.A3];4)-1)" office:value-type="string" office:string-value="BONUS" calcext:value-type="string">
            <text:p>BONUS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BONUS:INVDSR2</text:p>
          </table:table-cell>
          <table:table-cell table:style-name="ce8" office:value-type="string" calcext:value-type="string">
            <text:p>OK (FIXED)</text:p>
          </table:table-cell>
          <table:table-cell table:style-name="ce8" office:value-type="string" calcext:value-type="string">
            <text:p>COLD (FIXED)</text:p>
          </table:table-cell>
          <table:table-cell table:style-name="ce8" office:value-type="string" calcext:value-type="string">
            <text:p>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Mono</text:p>
          </table:table-cell>
          <table:table-cell table:style-name="ce27" table:formula="of:=MID([.A4];1;FIND(&quot;:&quot;;[.A4];4)-1)" office:value-type="string" office:string-value="BONUS" calcext:value-type="string">
            <text:p>BONUS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BONUS:INVPPS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COLD (FIXED)</text:p>
          </table:table-cell>
          <table:table-cell table:style-name="ce8" office:value-type="string" calcext:value-type="string">
            <text:p>RESET</text:p>
          </table:table-cell>
          <table:table-cell table:style-name="ce23" office:value-type="string" calcext:value-type="string">
            <text:p>OK</text:p>
          </table:table-cell>
          <table:table-cell table:style-name="ce11" office:value-type="string" calcext:value-type="string">
            <text:p>Mono, 2nd POKEY supported</text:p>
          </table:table-cell>
          <table:table-cell table:style-name="ce27" table:formula="of:=MID([.A5];1;FIND(&quot;:&quot;;[.A5];4)-1)" office:value-type="string" office:string-value="BONUS" calcext:value-type="string">
            <text:p>BONUS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BONUS:INVXEEN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8" office:value-type="string" calcext:value-type="string">
            <text:p>RESET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n/a</text:p>
          </table:table-cell>
          <table:table-cell table:style-name="ce27" table:formula="of:=MID([.A6];1;FIND(&quot;:&quot;;[.A6];4)-1)" office:value-type="string" office:string-value="BONUS" calcext:value-type="string">
            <text:p>BONUS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FX:DONTSTEP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ANY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n/a</text:p>
          </table:table-cell>
          <table:table-cell table:style-name="ce27" table:formula="of:=MID([.A7];1;FIND(&quot;:&quot;;[.A7];4)-1)" office:value-type="string" office:string-value="GFX" calcext:value-type="string">
            <text:p>GFX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FX:SELFTEST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ANY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n/a</text:p>
          </table:table-cell>
          <table:table-cell table:style-name="ce27" table:formula="of:=MID([.A8];1;FIND(&quot;:&quot;;[.A8];4)-1)" office:value-type="string" office:string-value="GFX" calcext:value-type="string">
            <text:p>GFX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3"/>
          <table:table-cell table:number-columns-repeated="1014"/>
        </table:table-row>
        <table:table-row table:style-name="ro1">
          <table:table-cell table:style-name="ce21" office:value-type="string" calcext:value-type="string">
            <text:p>GFX:DAWN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ANY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n/a</text:p>
          </table:table-cell>
          <table:table-cell table:style-name="ce27" table:formula="of:=MID([.A9];1;FIND(&quot;:&quot;;[.A9];4)-1)" office:value-type="string" office:string-value="GFX" calcext:value-type="string">
            <text:p>GFX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FX:ARAMAIC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ANY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n/a</text:p>
          </table:table-cell>
          <table:table-cell table:style-name="ce27" table:formula="of:=MID([.A10];1;FIND(&quot;:&quot;;[.A10];4)-1)" office:value-type="string" office:string-value="GFX" calcext:value-type="string">
            <text:p>GFX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FX:LOVELYME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ANY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n/a</text:p>
          </table:table-cell>
          <table:table-cell table:style-name="ce27" table:formula="of:=MID([.A11];1;FIND(&quot;:&quot;;[.A11];4)-1)" office:value-type="string" office:string-value="GFX" calcext:value-type="string">
            <text:p>GFX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ATASCII:ICEDEART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ANY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n/a</text:p>
          </table:table-cell>
          <table:table-cell table:style-name="ce27" table:formula="of:=MID([.A12];1;FIND(&quot;:&quot;;[.A12];4)-1)" office:value-type="string" office:string-value="ATASCII" calcext:value-type="string">
            <text:p>ATASCII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ATASCII:CYBERCAT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ANY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n/a</text:p>
          </table:table-cell>
          <table:table-cell table:style-name="ce27" table:formula="of:=MID([.A13];1;FIND(&quot;:&quot;;[.A13];4)-1)" office:value-type="string" office:string-value="ATASCII" calcext:value-type="string">
            <text:p>ATASCII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ATASCII:COSMICSH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ANY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n/a</text:p>
          </table:table-cell>
          <table:table-cell table:style-name="ce27" table:formula="of:=MID([.A14];1;FIND(&quot;:&quot;;[.A14];4)-1)" office:value-type="string" office:string-value="ATASCII" calcext:value-type="string">
            <text:p>ATASCII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MSX:PRICKUP</text:p>
          </table:table-cell>
          <table:table-cell table:style-name="ce8" office:value-type="string" calcext:value-type="string">
            <text:p>OK (FIXED)</text:p>
          </table:table-cell>
          <table:table-cell table:style-name="ce8" office:value-type="string" calcext:value-type="string">
            <text:p>COLD (FIXED)</text:p>
          </table:table-cell>
          <table:table-cell table:style-name="ce23" office:value-type="string" calcext:value-type="string">
            <text:p>ESC, RESET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Mono</text:p>
          </table:table-cell>
          <table:table-cell table:style-name="ce27" table:formula="of:=MID([.A15];1;FIND(&quot;:&quot;;[.A15];4)-1)" office:value-type="string" office:string-value="MSX" calcext:value-type="string">
            <text:p>MSX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4" table:number-columns-repeated="3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MSX:DREAMOFF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ESC, RESET</text:p>
          </table:table-cell>
          <table:table-cell table:style-name="ce23" office:value-type="string" calcext:value-type="string">
            <text:p>OK</text:p>
          </table:table-cell>
          <table:table-cell table:style-name="ce11" office:value-type="string" calcext:value-type="string">
            <text:p>Stereo, 2nd POKEY required</text:p>
          </table:table-cell>
          <table:table-cell table:style-name="ce27" table:formula="of:=MID([.A16];1;FIND(&quot;:&quot;;[.A16];4)-1)" office:value-type="string" office:string-value="MSX" calcext:value-type="string">
            <text:p>MSX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MSX:RYLIS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ESC, RESET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Mono</text:p>
          </table:table-cell>
          <table:table-cell table:style-name="ce27" table:formula="of:=MID([.A17];1;FIND(&quot;:&quot;;[.A17];4)-1)" office:value-type="string" office:string-value="MSX" calcext:value-type="string">
            <text:p>MSX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number-columns-repeated="1014"/>
        </table:table-row>
        <table:table-row table:style-name="ro1">
          <table:table-cell table:style-name="ce21" office:value-type="string" calcext:value-type="string">
            <text:p>MSX:DARKMOON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COLD (OK)</text:p>
          </table:table-cell>
          <table:table-cell table:style-name="ce8" office:value-type="string" calcext:value-type="string">
            <text:p>RESET</text:p>
          </table:table-cell>
          <table:table-cell table:style-name="ce23" office:value-type="string" calcext:value-type="string">
            <text:p>OK</text:p>
          </table:table-cell>
          <table:table-cell table:style-name="ce11" office:value-type="string" calcext:value-type="string">
            <text:p>Stereo, 2nd POKEY required</text:p>
          </table:table-cell>
          <table:table-cell table:style-name="ce27" table:formula="of:=MID([.A18];1;FIND(&quot;:&quot;;[.A18];4)-1)" office:value-type="string" office:string-value="MSX" calcext:value-type="string">
            <text:p>MSX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256:KILLRABB</text:p>
          </table:table-cell>
          <table:table-cell table:style-name="ce8" office:value-type="string" calcext:value-type="string">
            <text:p>OK (FIXED)</text:p>
          </table:table-cell>
          <table:table-cell table:style-name="ce23" office:value-type="string" calcext:value-type="string">
            <text:p>WARM (OK)</text:p>
          </table:table-cell>
          <table:table-cell table:style-name="ce8" office:value-type="string" calcext:value-type="string">
            <text:p>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27" table:formula="of:=MID([.A19];1;FIND(&quot;:&quot;;[.A19];4)-1)" office:value-type="string" office:string-value="GAME256" calcext:value-type="string">
            <text:p>GAME256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256:SKARB</text:p>
          </table:table-cell>
          <table:table-cell table:style-name="ce8" office:value-type="string" calcext:value-type="string">
            <text:p>OK (FIXED)</text:p>
          </table:table-cell>
          <table:table-cell table:style-name="ce23" office:value-type="string" calcext:value-type="string">
            <text:p>WARM (OK)</text:p>
          </table:table-cell>
          <table:table-cell table:style-name="ce8" office:value-type="string" calcext:value-type="string">
            <text:p>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27" table:formula="of:=MID([.A20];1;FIND(&quot;:&quot;;[.A20];4)-1)" office:value-type="string" office:string-value="GAME256" calcext:value-type="string">
            <text:p>GAME256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ADOOM</text:p>
          </table:table-cell>
          <table:table-cell table:style-name="ce8" office:value-type="string" calcext:value-type="string">
            <text:p>OK (FIXED)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ESC, 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27" table:formula="of:=MID([.A21];1;FIND(&quot;:&quot;;[.A21];4)-1)" office:value-type="string" office:string-value="GAME" calcext:value-type="string">
            <text:p>GAME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2" office:value-type="string" calcext:value-type="string">
            <text:p>Separate ATR</text:p>
          </table:table-cell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GREEDYBA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COLD (OK)</text:p>
          </table:table-cell>
          <table:table-cell table:style-name="ce8" office:value-type="string" calcext:value-type="string">
            <text:p>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Mono</text:p>
          </table:table-cell>
          <table:table-cell table:style-name="ce27" table:formula="of:=MID([.A22];1;FIND(&quot;:&quot;;[.A22];4)-1)" office:value-type="string" office:string-value="GAME" calcext:value-type="string">
            <text:p>GAME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DARKCITY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COLD (OK)</text:p>
          </table:table-cell>
          <table:table-cell table:style-name="ce8" office:value-type="string" calcext:value-type="string">
            <text:p>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Mono</text:p>
          </table:table-cell>
          <table:table-cell table:style-name="ce27" table:formula="of:=MID([.A23];1;FIND(&quot;:&quot;;[.A23];4)-1)" office:value-type="string" office:string-value="GAME" calcext:value-type="string">
            <text:p>GAME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ROBOMINI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COLD (OK)</text:p>
          </table:table-cell>
          <table:table-cell table:style-name="ce8" office:value-type="string" calcext:value-type="string">
            <text:p>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Mono</text:p>
          </table:table-cell>
          <table:table-cell table:style-name="ce27" table:formula="of:=MID([.A24];1;FIND(&quot;:&quot;;[.A24];4)-1)" office:value-type="string" office:string-value="GAME" calcext:value-type="string">
            <text:p>GAME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ZDENDADD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8" office:value-type="string" calcext:value-type="string">
            <text:p>ESC, LEFT, 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27" table:formula="of:=MID([.A25];1;FIND(&quot;:&quot;;[.A25];4)-1)" office:value-type="string" office:string-value="GAME" calcext:value-type="string">
            <text:p>GAME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2" office:value-type="string" calcext:value-type="string">
            <text:p>Separate ATR</text:p>
          </table:table-cell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ZDENDADD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8" office:value-type="string" calcext:value-type="string">
            <text:p>ESC, LEFT, 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27" table:formula="of:=MID([.A26];1;FIND(&quot;:&quot;;[.A26];4)-1)" office:value-type="string" office:string-value="GAME" calcext:value-type="string">
            <text:p>GAME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2" office:value-type="string" calcext:value-type="string">
            <text:p>Separate ATR</text:p>
          </table:table-cell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ZDENDADD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8" office:value-type="string" calcext:value-type="string">
            <text:p>ESC, LEFT, 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27" table:formula="of:=MID([.A27];1;FIND(&quot;:&quot;;[.A27];4)-1)" office:value-type="string" office:string-value="GAME" calcext:value-type="string">
            <text:p>GAME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2" office:value-type="string" calcext:value-type="string">
            <text:p>Separate ATR</text:p>
          </table:table-cell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ZDENDADD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8" office:value-type="string" calcext:value-type="string">
            <text:p>ESC, LEFT, 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27" table:formula="of:=MID([.A28];1;FIND(&quot;:&quot;;[.A28];4)-1)" office:value-type="string" office:string-value="GAME" calcext:value-type="string">
            <text:p>GAME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2" office:value-type="string" calcext:value-type="string">
            <text:p>Separate ATR</text:p>
          </table:table-cell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TETRIS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COLD (OK)</text:p>
          </table:table-cell>
          <table:table-cell table:style-name="ce8" office:value-type="string" calcext:value-type="string">
            <text:p>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Mono</text:p>
          </table:table-cell>
          <table:table-cell table:style-name="ce27" table:formula="of:=MID([.A29];1;FIND(&quot;:&quot;;[.A29];4)-1)" office:value-type="string" office:string-value="GAME" calcext:value-type="string">
            <text:p>GAME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ZDENDADD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8" office:value-type="string" calcext:value-type="string">
            <text:p>ESC, LEFT, 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27" table:formula="of:=MID([.A30];1;FIND(&quot;:&quot;;[.A30];4)-1)" office:value-type="string" office:string-value="GAME" calcext:value-type="string">
            <text:p>GAME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2" office:value-type="string" calcext:value-type="string">
            <text:p>Separate ATR</text:p>
          </table:table-cell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ZDENDADD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8" office:value-type="string" calcext:value-type="string">
            <text:p>ESC, LEFT, 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27" table:formula="of:=MID([.A31];1;FIND(&quot;:&quot;;[.A31];4)-1)" office:value-type="string" office:string-value="GAME" calcext:value-type="string">
            <text:p>GAME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2" office:value-type="string" calcext:value-type="string">
            <text:p>Separate ATR</text:p>
          </table:table-cell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INTRO256:COLORSIN</text:p>
          </table:table-cell>
          <table:table-cell table:style-name="ce23" office:value-type="string" calcext:value-type="string">
            <text:p>OK (FIXED)</text:p>
          </table:table-cell>
          <table:table-cell table:style-name="ce23" office:value-type="string" calcext:value-type="string">
            <text:p>WARM (OK)</text:p>
          </table:table-cell>
          <table:table-cell table:style-name="ce8" office:value-type="string" calcext:value-type="string">
            <text:p>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Mono</text:p>
          </table:table-cell>
          <table:table-cell table:style-name="ce27" table:formula="of:=MID([.A32];1;FIND(&quot;:&quot;;[.A32];4)-1)" office:value-type="string" office:string-value="INTRO256" calcext:value-type="string">
            <text:p>INTRO256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INTRO256:FLIGHT</text:p>
          </table:table-cell>
          <table:table-cell table:style-name="ce23" office:value-type="string" calcext:value-type="string">
            <text:p>OK (FIXED)</text:p>
          </table:table-cell>
          <table:table-cell table:style-name="ce23" office:value-type="string" calcext:value-type="string">
            <text:p>WARM (OK)</text:p>
          </table:table-cell>
          <table:table-cell table:style-name="ce8" office:value-type="string" calcext:value-type="string">
            <text:p>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Mono</text:p>
          </table:table-cell>
          <table:table-cell table:style-name="ce27" table:formula="of:=MID([.A33];1;FIND(&quot;:&quot;;[.A33];4)-1)" office:value-type="string" office:string-value="INTRO256" calcext:value-type="string">
            <text:p>INTRO256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INTRO256:ETERNALS</text:p>
          </table:table-cell>
          <table:table-cell table:style-name="ce23" office:value-type="string" calcext:value-type="string">
            <text:p>OK (FIXED)</text:p>
          </table:table-cell>
          <table:table-cell table:style-name="ce23" office:value-type="string" calcext:value-type="string">
            <text:p>WARM (OK)</text:p>
          </table:table-cell>
          <table:table-cell table:style-name="ce8" office:value-type="string" calcext:value-type="string">
            <text:p>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Mono</text:p>
          </table:table-cell>
          <table:table-cell table:style-name="ce27" table:formula="of:=MID([.A34];1;FIND(&quot;:&quot;;[.A34];4)-1)" office:value-type="string" office:string-value="INTRO256" calcext:value-type="string">
            <text:p>INTRO256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DEMO:ATARI3D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27" table:formula="of:=MID([.A35];1;FIND(&quot;:&quot;;[.A35];4)-1)" office:value-type="string" office:string-value="DEMO" calcext:value-type="string">
            <text:p>DEMO</text:p>
          </table:table-cell>
          <table:table-cell table:style-name="ce15" office:value-type="string" calcext:value-type="string">
            <text:p>YES</text:p>
          </table:table-cell>
          <table:table-cell table:style-name="ce12"/>
          <table:table-cell table:style-name="ce12" office:value-type="string" calcext:value-type="string">
            <text:p>Heaven contacted</text:p>
          </table:table-cell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DEMO:SV23WEIN</text:p>
          </table:table-cell>
          <table:table-cell table:style-name="ce23" office:value-type="string" calcext:value-type="string">
            <text:p>OK (FIXED)</text:p>
          </table:table-cell>
          <table:table-cell table:style-name="ce8" office:value-type="string" calcext:value-type="string">
            <text:p>COLD (FIXED)</text:p>
          </table:table-cell>
          <table:table-cell table:style-name="ce8" office:value-type="string" calcext:value-type="string">
            <text:p>ANY, RESET</text:p>
          </table:table-cell>
          <table:table-cell table:style-name="ce23" office:value-type="string" calcext:value-type="string">
            <text:p>OK</text:p>
          </table:table-cell>
          <table:table-cell table:style-name="ce11" office:value-type="string" calcext:value-type="string">
            <text:p>Stereo, 2nd POKEY required</text:p>
          </table:table-cell>
          <table:table-cell table:style-name="ce27" table:formula="of:=MID([.A36];1;FIND(&quot;:&quot;;[.A36];4)-1)" office:value-type="string" office:string-value="DEMO" calcext:value-type="string">
            <text:p>DEMO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DEMO:INCOMPLE</text:p>
          </table:table-cell>
          <table:table-cell table:style-name="ce23" office:value-type="string" calcext:value-type="string">
            <text:p>OK (FIXED)</text:p>
          </table:table-cell>
          <table:table-cell table:style-name="ce8" office:value-type="string" calcext:value-type="string">
            <text:p>COLD (FIXED)</text:p>
          </table:table-cell>
          <table:table-cell table:style-name="ce8" office:value-type="string" calcext:value-type="string">
            <text:p>ANY, RESET</text:p>
          </table:table-cell>
          <table:table-cell table:style-name="ce23" office:value-type="string" calcext:value-type="string">
            <text:p>OK</text:p>
          </table:table-cell>
          <table:table-cell table:style-name="ce11" office:value-type="string" calcext:value-type="string">
            <text:p>Stereo, 2nd POKEY required</text:p>
          </table:table-cell>
          <table:table-cell table:style-name="ce27" table:formula="of:=MID([.A37];1;FIND(&quot;:&quot;;[.A37];4)-1)" office:value-type="string" office:string-value="DEMO" calcext:value-type="string">
            <text:p>DEMO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WILD:THEDUEL</text:p>
          </table:table-cell>
          <table:table-cell table:style-name="ce8" office:value-type="string" calcext:value-type="string">
            <text:p>OK (FIXED)</text:p>
          </table:table-cell>
          <table:table-cell table:style-name="ce8" office:value-type="string" calcext:value-type="string">
            <text:p>COLD (FIXED)</text:p>
          </table:table-cell>
          <table:table-cell table:style-name="ce23" office:value-type="string" calcext:value-type="string">
            <text:p>ESC, RESET</text:p>
          </table:table-cell>
          <table:table-cell table:style-name="ce23" office:value-type="string" calcext:value-type="string">
            <text:p>OK</text:p>
          </table:table-cell>
          <table:table-cell table:style-name="ce11" office:value-type="string" calcext:value-type="string">
            <text:p>Stereo, 2nd POKEY required</text:p>
          </table:table-cell>
          <table:table-cell table:style-name="ce27" table:formula="of:=MID([.A38];1;FIND(&quot;:&quot;;[.A38];4)-1)" office:value-type="string" office:string-value="WILD" calcext:value-type="string">
            <text:p>WILD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4" table:number-columns-repeated="3"/>
          <table:table-cell table:style-name="ce17" table:number-columns-repeated="1012"/>
        </table:table-row>
        <table:table-row table:style-name="ro1">
          <table:table-cell table:style-name="ce6" table:number-columns-repeated="2"/>
          <table:table-cell table:number-columns-repeated="1022"/>
        </table:table-row>
        <table:table-row table:style-name="ro1">
          <table:table-cell table:style-name="ce9" office:value-type="string" calcext:value-type="string">
            <text:p>Steps Required</text:p>
          </table:table-cell>
          <table:table-cell table:style-name="ce6" table:formula="of:=ROWS(STEPS)*COLUMNS(STEPS)" office:value-type="float" office:value="180" calcext:value-type="float">
            <text:p>180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Steps Not done</text:p>
          </table:table-cell>
          <table:table-cell table:style-name="ce6" table:formula="of:=COUNTIF(STEPS;&quot;&quot;)+COUNTIF(STEPS;&quot;TODO&quot;)" office:value-type="float" office:value="8" calcext:value-type="float">
            <text:p>8</text:p>
          </table:table-cell>
          <table:table-cell table:style-name="ce18"/>
          <table:table-cell table:number-columns-repeated="4"/>
          <table:table-cell table:style-name="ce18"/>
          <table:table-cell table:number-columns-repeated="1016"/>
        </table:table-row>
        <table:table-row table:style-name="ro1">
          <table:table-cell table:style-name="ce9" office:value-type="string" calcext:value-type="string">
            <text:p>Steps Not OK</text:p>
          </table:table-cell>
          <table:table-cell table:style-name="ce6" table:formula="of:=COUNTIF(STEPS;&quot;NOT OK&quot;)+COUNTIF(STEPS;&quot;NOT OK (Hangs)&quot;)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Steps Done</text:p>
          </table:table-cell>
          <table:table-cell table:style-name="ce10" table:formula="of:=1-[.B41]/[.B40]" office:value-type="percentage" office:value="0.955555555555556" calcext:value-type="percentage">
            <text:p>96%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Entries Available</text:p>
          </table:table-cell>
          <table:table-cell table:style-name="ce6" table:formula="of:=ROWS(STEPS)" office:value-type="float" office:value="36" calcext:value-type="float">
            <text:p>36</text:p>
          </table:table-cell>
          <table:table-cell office:value-type="string" calcext:value-type="string">
            <text:p>With README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Entries DONE</text:p>
          </table:table-cell>
          <table:table-cell table:style-name="ce6" table:formula="of:=COUNTIF([.H1:.H38];&quot;NO&quot;)" office:value-type="float" office:value="35" calcext:value-type="float">
            <text:p>35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Entries TODO</text:p>
          </table:table-cell>
          <table:table-cell table:style-name="ce6" table:formula="of:=COUNTIF([.H2:.H39];&quot;YES&quot;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9" office:value-type="string" calcext:value-type="string">
            <text:p>Entries Done</text:p>
          </table:table-cell>
          <table:table-cell table:style-name="ce10" table:formula="of:=1-[.B46]/[.B44]" office:value-type="percentage" office:value="0.944444444444444" calcext:value-type="percentage">
            <text:p>94%</text:p>
          </table:table-cell>
          <table:table-cell table:number-columns-repeated="102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Overall.$A$1" table:cell-range-address="$Entries.$A$1:.$G$37"/>
        </table:named-expressions>
      </table:table>
      <table:table table:name="Statistics" table:style-name="ta3">
        <table:table-column table:style-name="co3" table:number-columns-repeated="64" table:default-cell-style-name="Default"/>
        <table:table-row table:style-name="ro1"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Number</text:p>
          </table:table-cell>
          <table:table-cell table:number-columns-repeated="62"/>
        </table:table-row>
        <table:table-row table:style-name="ro1">
          <table:table-cell table:style-name="ce18" office:value-type="string" calcext:value-type="string">
            <text:p>Bonuses</text:p>
          </table:table-cell>
          <table:table-cell table:style-name="ce18" table:formula="of:=COUNTIF([$Entries.G$1:$Entries.G$1048576];&quot;BONUS&quot;)-1"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style-name="ce18" office:value-type="string" calcext:value-type="string">
            <text:p>Songs</text:p>
          </table:table-cell>
          <table:table-cell table:style-name="ce18" table:formula="of:=COUNTIF([$Entries.G$1:$Entries.G$1048576];&quot;MSX&quot;)"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style-name="ce18" office:value-type="string" calcext:value-type="string">
            <text:p>Graphics</text:p>
          </table:table-cell>
          <table:table-cell table:style-name="ce18" table:formula="of:==COUNTIF([$Entries.G$1:$Entries.G$1048576];&quot;ATASCII&quot;)+COUNTIF([$Entries.G$1:$Entries.G$1048576];&quot;GFX&quot;)" office:value-type="float" office:value="8" calcext:value-type="float">
            <text:p>8</text:p>
          </table:table-cell>
          <table:table-cell table:number-columns-repeated="62"/>
        </table:table-row>
        <table:table-row table:style-name="ro1">
          <table:table-cell table:style-name="ce18" office:value-type="string" calcext:value-type="string">
            <text:p>Intros</text:p>
          </table:table-cell>
          <table:table-cell table:style-name="ce18" table:formula="of:=COUNTIF([$Entries.G$1:$Entries.G$1048576];&quot;INTRO256&quot;)+COUNTIF([$Entries.G$1:$Entries.G$1048576];&quot;INTRO16K&quot;)"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table:style-name="ce18" office:value-type="string" calcext:value-type="string">
            <text:p>Demos</text:p>
          </table:table-cell>
          <table:table-cell table:style-name="ce18" table:formula="of:=COUNTIF([$Entries.G$1:$Entries.G$1048576];&quot;DEMO&quot;)+COUNTIF([$Entries.G$1:$Entries.G$1048576];&quot;DEMOVBXE&quot;)"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table:style-name="ce18" office:value-type="string" calcext:value-type="string">
            <text:p>Games</text:p>
          </table:table-cell>
          <table:table-cell table:style-name="ce18" table:formula="of:=COUNTIF([$Entries.G$1:$Entries.G$1048576];&quot;GAME&quot;)+COUNTIF([$Entries.G$1:$Entries.G$1048576];&quot;GAME256&quot;)" office:value-type="float" office:value="13" calcext:value-type="float">
            <text:p>13</text:p>
          </table:table-cell>
          <table:table-cell/>
          <table:table-cell table:style-name="ce36"/>
          <table:table-cell table:number-columns-repeated="60"/>
        </table:table-row>
        <table:table-row table:style-name="ro1">
          <table:table-cell table:style-name="ce18" office:value-type="string" calcext:value-type="string">
            <text:p>Wilds</text:p>
          </table:table-cell>
          <table:table-cell table:style-name="ce18" table:formula="of:=COUNTIF([$Entries.G$1:$Entries.G$1048576];&quot;WILD&quot;)"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table:style-name="ce18" office:value-type="string" calcext:value-type="string">
            <text:p>Total</text:p>
          </table:table-cell>
          <table:table-cell table:style-name="ce18" table:formula="of:=SUM([.B2:.B8])" office:value-type="float" office:value="36" calcext:value-type="float">
            <text:p>36</text:p>
          </table:table-cell>
          <table:table-cell table:number-columns-repeated="62"/>
        </table:table-row>
        <table:table-row table:style-name="ro1" table:number-rows-repeated="104856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>
        <table:named-range table:name="STEPS" table:base-cell-address="$Overall.$A$1" table:cell-range-address="$Entries.$B$2:.$F$37"/>
      </table:named-expressions>
      <table:database-ranges>
        <table:database-range table:name="__Anonymous_Sheet_DB__1" table:target-range-address="Entries.A1:Entries.G37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Courier New" svg:font-family="'Courier New'"/>
    <style:font-face style:name="Courier New1" svg:font-family="'Courier New'" style:font-family-generic="modern"/>
    <style:font-face style:name="Calibri" svg:font-family="Calibri" style:font-family-generic="swiss"/>
    <style:font-face style:name="Courier New2" svg:font-family="'Courier New'" style:font-family-generic="modern" style:font-pitch="fixed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16.5354in" fo:page-height="11.6929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2">00/00/0000</text:date>, <text:time style:data-style-name="N2" text:time-value="03:31:52.48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teps" style:display-name="PageStyle_Step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tatistics" style:display-name="PageStyle_Statistic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ntries" style:display-name="PageStyle_Entries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4-12-27T11:26:04</meta:creation-date>
    <meta:initial-creator>Dell, Peter</meta:initial-creator>
    <dc:language>de-DE</dc:language>
    <dc:date>2024-10-02T03:44:02.674000000</dc:date>
    <meta:editing-cycles>795</meta:editing-cycles>
    <meta:editing-duration>P12DT8H10M30S</meta:editing-duration>
    <meta:generator>LibreOffice/7.1.5.2$Windows_x86 LibreOffice_project/85f04e9f809797b8199d13c421bd8a2b025d52b5</meta:generator>
    <meta:document-statistic meta:table-count="3" meta:cell-count="426" meta:object-count="0"/>
    <meta:user-defined meta:name="AppVersion">15.0000</meta:user-defined>
    <meta:user-defined meta:name="Company">SAP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 script:moduleType="normal">Option Explicit

Sub OnSave
   
    Dim oDoc As Object
	Dim sDocumentPath as string
	Dim sFilesPath as String

	oDoc = ThisComponent
	sDocumentPath = replace( oDoc.getURL(), "SillyMenu-Steps.ods", "")
	sFilesPath = sDocumentPath + "SillyMenu-Entries-Files.txt"
	
	Dim oSheet as Object
	Dim oRange as Object

    oSheet = oDoc.Sheets(1)

    Dim iNumber As Integer
    iNumber = Freefile
    On Error Goto ErrorHandler
    Open sFilesPath For Output As #iNumber

    Dim iRow as integer
    iRow = 1
    Do
      Dim oCell as Object
      oCell = oSheet.getCellByPosition(0,iRow)
      Dim value as string
      value = Trim( oCell.String )
      if value = "" then exit do
 
      print #iNumber, ;value 
  
      iRow = iRow +1
      
      Dim sFileBasePath as String
      sFileBasePath = sDocumentPath + "../atr/files/" + replace( value, ":", "/")
      Dim iOffset as integer
      Dim sFileFolderPath as String
      iOffset = len(sFileBasePath)
      While(iOffset&gt;0 and  mid(sFileBasePath,iOffset,1) &lt;&gt; "/")
          iOffset = iOffset -1
      Wend
      sFileFolderPath = mid(sFileBasePath,1,iOffset)

      if not FileExists(sFileBasePath+".xex") then
        oCell.CellBackColor = RGB(255,0,0)
      else
        oCell.CellBackColor = -1    
      endif

      if not FileExists(sFileBasePath+".txt") then
        Dim sTemplateFilePath
        sTemplateFilePath = sFileFolderPath+"TEMPLATE.txt"
        if not FileExists(sTemplateFilePath) Then
            MsgBox "Error: Template file " + sTemplateFilePath + " is missing. Create it first", 16
            Exit Sub
        Endif
        FileCopy(sTemplateFilePath, sFileBasePath+".txt")
      endif
 
      Dim oldName as String
      Dim newName as String
      oldName = dir(sFileFolderPath)
      While (oldName &lt;&gt; "")
        iOffset =  InStr(oldName, ".")
        If iOffset &gt; 0 then
          newName = UCASE(mid(oldName,1,iOffset-1))+LCASE(mid(oldName,iOffset))
        Else
          newName = oldName
        Endif
        If (newName &lt;&gt; oldName) Then
          name sFileFolderPath+oldName as  sFileFolderPath+oldName+".tmp"
          name sFileFolderPath+oldName+".tmp" as sFileFolderPath+newName
        Endif
        oldName = Dir()
      Wend
     
     rem Name oldName as newName
     
    Loop
    
    Close #iNumber

    Exit sub
 
ErrorHandler:
    MsgBox "Error " &amp; Err &amp; ": " &amp; Error$ + chr(13) + "at line : " + Erl + chr(13) + " an error occurred for entry in row "+iRow, 16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